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ext-properties style:text-outline="false" style:text-line-through-style="none" style:text-line-through-type="none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ext-properties style:font-name="Monaco1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7b0052" fo:font-weight="bold" style:text-underline-style="solid" style:text-underline-width="auto" style:text-underline-color="font-color" style:font-name-asian="Monaco" style:font-size-asian="11pt" style:font-size-complex="11pt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font-name-asian="Monaco" style:font-size-asian="11pt" style:font-size-complex="11pt" fo:color="#000000"/>
    </style:style>
    <style:style style:name="T3" style:family="text">
      <style:text-properties style:text-underline-style="solid" style:text-underline-width="auto" style:text-underline-color="font-color" style:font-name-asian="Monaco" style:font-size-asian="11pt" style:font-size-complex="11pt" fo:color="#7b0052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style:font-name-asian="Monaco" style:font-size-asian="11pt" style:font-size-complex="11pt" fo:color="#8b008b"/>
    </style:style>
  </office:automatic-styles>
  <office:body>
    <office:spreadsheet>
      <table:table table:name="AllRascalTests (Compiled)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7-15T19:44:50.645+00:00$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5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110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3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1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1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1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1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1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1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2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Grammar.rsc|: 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arserGeneratorTests.rsc|: 33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icoGrammar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7083,131,&lt;144,0&gt;,&lt;150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6954,128,&lt;137,0&gt;,&lt;143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525,58,&lt;23,0&gt;,&lt;23,5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341,63,&lt;19,0&gt;,&lt;19,63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19543,108,&lt;695,0&gt;,&lt;695,10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8765,86,&lt;350,0&gt;,&lt;351,63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"",false,$3322-12-29T00:45:36.520+00:00$}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basic/Overloading.rsc|(2167,328,&lt;122,0&gt;,&lt;130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(195,73,&lt;10,0&gt;,&lt;13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863 tests executed; 33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9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50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7-15T21:08:51.452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110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7083,131,&lt;144,0&gt;,&lt;150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6954,128,&lt;137,0&gt;,&lt;143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525,58,&lt;23,0&gt;,&lt;23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341,63,&lt;19,0&gt;,&lt;19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19543,108,&lt;695,0&gt;,&lt;695,10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8765,86,&lt;350,0&gt;,&lt;351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|tmp:///06C/j|,false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Overloading.rsc|(2167,328,&lt;122,0&gt;,&lt;130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806,85,&lt;63,0&gt;,&lt;63,85&gt;): FALSE "inferred types"test fails for arguments: {&lt;"","4E72",-327047901,false,0.9231235416011428&gt;,&lt;"","Zip(",-11370263,true,0.7803031456772179&gt;,&lt;"","",-1560341826,true,0.6196594131564774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387,68,&lt;55,0&gt;,&lt;55,68&gt;): FALSE "inferred types"test fails for arguments: {&lt;"10r\t",-911633133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(195,73,&lt;10,0&gt;,&lt;13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4863 tests executed; 36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 = false, [load: 19660 msec, execute: 2479538 msec]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 table:number-rows-repeated="28">
          <table:table-cell table:style-name="ce2"/>
          <table:table-cell table:number-columns-repeated="102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1" table:number-columns-repeated="1024" table:default-cell-style-name="ce6"/>
        <table:table-row table:style-name="ro1">
          <table:table-cell table:style-name="ce4" office:value-type="string" calcext:value-type="string">
            <text:p>Expressions:</text:p>
          </table:table-cell>
          <table:table-cell table:style-name="ce4" table:number-columns-repeated="1023"/>
        </table:table-row>
        <table:table-row table:style-name="ro1">
          <table:table-cell table:style-name="ce5" office:value-type="string" calcext:value-type="string">
            <text:p><text:span text:style-name="T1">test</text:span><text:span text:style-name="T2"> </text:span><text:span text:style-name="T3">bool</text:span><text:span text:style-name="T2"> tst() = run(</text:span><text:span text:style-name="T4">"all(int x \&lt;- [])"</text:span><text:span text:style-name="T2">) == !</text:span><text:span text:style-name="T3">all</text:span><text:span text:style-name="T2">(</text:span><text:span text:style-name="T3">int</text:span><text:span text:style-name="T2"> x &lt;- []);</text:span></text:p>
          </table:table-cell>
          <table:table-cell table:style-name="ce7"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26937,115,&lt;406,0&gt;,&lt;406,115&gt;): FALSE "Cannot execute due to compilation errors: {error(\"Name _ is not in scope\",|test-modules:///TMP.rsc|(180,1,\&lt;1,180\&gt;,\&lt;1,181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19 tests executed; 8 failed; 0 ignored</text:p>
          </table:table-cell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80">
          <table:table-cell table:style-name="ce1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21:06:46.3501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7-16T00:25:22.534674000</dc:date>
    <meta:editing-duration>P59DT4H55M18S</meta:editing-duration>
    <meta:editing-cycles>233</meta:editing-cycles>
    <meta:generator>LibreOffice/4.4.1.2$MacOSX_X86_64 LibreOffice_project/45e2de17089c24a1fa810c8f975a7171ba4cd432</meta:generator>
    <meta:document-statistic meta:table-count="4" meta:cell-count="448" meta:object-count="0"/>
  </office:meta>
</office:document-meta>
</file>